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1000003F4005E391E0256B0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21.477cm" draw:z-index="0"><draw:image xlink:href="Pictures/1000000100000321000003F4005E391E0256B0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1:31:43.562173378</meta:creation-date>
    <dc:date>2023-10-22T11:32:05.827339505</dc:date>
    <meta:editing-duration>PT2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